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10721b"/>
    </style:style>
    <style:style style:name="P2" style:family="paragraph" style:parent-style-name="Text_20_body">
      <style:text-properties officeooo:rsid="0013136f" officeooo:paragraph-rsid="0013136f"/>
    </style:style>
    <style:style style:name="P3" style:family="paragraph" style:parent-style-name="Text_20_body">
      <style:text-properties officeooo:rsid="0013136f" officeooo:paragraph-rsid="0015f166"/>
    </style:style>
    <style:style style:name="P4" style:family="paragraph" style:parent-style-name="Text_20_body">
      <style:text-properties officeooo:rsid="0013136f" officeooo:paragraph-rsid="001bd2a3"/>
    </style:style>
    <style:style style:name="P5" style:family="paragraph" style:parent-style-name="Text_20_body">
      <style:text-properties officeooo:rsid="001dcffa" officeooo:paragraph-rsid="001dcffa"/>
    </style:style>
    <style:style style:name="P6" style:family="paragraph" style:parent-style-name="Heading_20_1">
      <style:text-properties officeooo:rsid="001dcffa" officeooo:paragraph-rsid="001dcffa"/>
    </style:style>
    <style:style style:name="P7" style:family="paragraph" style:parent-style-name="Heading_20_2">
      <style:text-properties fo:font-weight="bold" style:font-weight-asian="bold" style:font-weight-complex="bold"/>
    </style:style>
    <style:style style:name="P8" style:family="paragraph" style:parent-style-name="Heading_20_2">
      <style:text-properties fo:font-weight="bold" officeooo:rsid="001c1829" style:font-weight-asian="bold" style:font-weight-complex="bold"/>
    </style:style>
    <style:style style:name="T1" style:family="text">
      <style:text-properties officeooo:rsid="0005e7d3"/>
    </style:style>
    <style:style style:name="T2" style:family="text">
      <style:text-properties fo:font-weight="normal" style:font-weight-asian="normal" style:font-weight-complex="normal"/>
    </style:style>
    <style:style style:name="T3" style:family="text">
      <style:text-properties fo:font-weight="normal" officeooo:rsid="0009abdd" style:font-weight-asian="normal" style:font-weight-complex="normal"/>
    </style:style>
    <style:style style:name="T4" style:family="text">
      <style:text-properties fo:font-weight="normal" officeooo:rsid="0005e7d3" style:font-weight-asian="normal" style:font-weight-complex="normal"/>
    </style:style>
    <style:style style:name="T5" style:family="text">
      <style:text-properties fo:font-weight="normal" officeooo:rsid="0007219a" style:font-weight-asian="normal" style:font-weight-complex="normal"/>
    </style:style>
    <style:style style:name="T6" style:family="text">
      <style:text-properties fo:font-weight="normal" officeooo:rsid="0009c8a4" style:font-weight-asian="normal" style:font-weight-complex="normal"/>
    </style:style>
    <style:style style:name="T7" style:family="text">
      <style:text-properties fo:font-weight="normal" officeooo:rsid="000af75f" style:font-weight-asian="normal" style:font-weight-complex="normal"/>
    </style:style>
    <style:style style:name="T8" style:family="text">
      <style:text-properties fo:font-weight="normal" officeooo:rsid="000d2b14" style:font-weight-asian="normal" style:font-weight-complex="normal"/>
    </style:style>
    <style:style style:name="T9" style:family="text">
      <style:text-properties fo:font-weight="normal" officeooo:rsid="000ee3fe" style:font-weight-asian="normal" style:font-weight-complex="normal"/>
    </style:style>
    <style:style style:name="T10" style:family="text">
      <style:text-properties fo:font-weight="normal" officeooo:rsid="0010721b" style:font-weight-asian="normal" style:font-weight-complex="normal"/>
    </style:style>
    <style:style style:name="T11" style:family="text">
      <style:text-properties fo:font-weight="normal" officeooo:rsid="00115bc7" style:font-weight-asian="normal" style:font-weight-complex="normal"/>
    </style:style>
    <style:style style:name="T12" style:family="text">
      <style:text-properties fo:font-weight="normal" officeooo:rsid="0013136f" style:font-weight-asian="normal" style:font-weight-complex="normal"/>
    </style:style>
    <style:style style:name="T13" style:family="text">
      <style:text-properties fo:font-weight="normal" officeooo:rsid="001464b0" style:font-weight-asian="normal" style:font-weight-complex="normal"/>
    </style:style>
    <style:style style:name="T14" style:family="text">
      <style:text-properties fo:font-weight="normal" officeooo:rsid="00182434" style:font-weight-asian="normal" style:font-weight-complex="normal"/>
    </style:style>
    <style:style style:name="T15" style:family="text">
      <style:text-properties fo:font-weight="normal" officeooo:rsid="001a4165" style:font-weight-asian="normal" style:font-weight-complex="normal"/>
    </style:style>
    <style:style style:name="T16" style:family="text">
      <style:text-properties fo:font-weight="normal" officeooo:rsid="001c1829" style:font-weight-asian="normal" style:font-weight-complex="normal"/>
    </style:style>
    <style:style style:name="T17" style:family="text">
      <style:text-properties fo:font-weight="normal" officeooo:rsid="001e5e86" style:font-weight-asian="normal" style:font-weight-complex="normal"/>
    </style:style>
    <style:style style:name="T18" style:family="text">
      <style:text-properties fo:font-weight="normal" officeooo:rsid="00209fd1" style:font-weight-asian="normal" style:font-weight-complex="normal"/>
    </style:style>
    <style:style style:name="T19" style:family="text">
      <style:text-properties fo:font-weight="normal" officeooo:rsid="00217429" style:font-weight-asian="normal" style:font-weight-complex="normal"/>
    </style:style>
    <style:style style:name="T20" style:family="text">
      <style:text-properties officeooo:rsid="0010721b" style:font-weight-asian="normal" style:font-weight-complex="normal"/>
    </style:style>
    <style:style style:name="T21" style:family="text">
      <style:text-properties fo:font-style="normal" style:font-style-asian="normal" style:font-style-complex="normal"/>
    </style:style>
    <style:style style:name="T22" style:family="text">
      <style:text-properties fo:font-style="normal" officeooo:rsid="00182434" style:font-style-asian="normal" style:font-style-complex="normal"/>
    </style:style>
    <style:style style:name="T23" style:family="text">
      <style:text-properties fo:font-style="normal" fo:font-weight="normal" officeooo:rsid="001464b0" style:font-style-asian="normal" style:font-weight-asian="normal" style:font-style-complex="normal" style:font-weight-complex="normal"/>
    </style:style>
    <style:style style:name="T24" style:family="text">
      <style:text-properties fo:font-style="normal" fo:font-weight="normal" officeooo:rsid="0015f166" style:font-style-asian="normal" style:font-weight-asian="normal" style:font-style-complex="normal" style:font-weight-complex="normal"/>
    </style:style>
    <style:style style:name="T25" style:family="text">
      <style:text-properties fo:font-style="normal" fo:font-weight="normal" officeooo:rsid="00163b09" style:font-style-asian="normal" style:font-weight-asian="normal" style:font-style-complex="normal" style:font-weight-complex="normal"/>
    </style:style>
    <style:style style:name="T26" style:family="text">
      <style:text-properties fo:font-style="normal" fo:font-weight="normal" officeooo:rsid="00182434" style:font-style-asian="normal" style:font-weight-asian="normal" style:font-style-complex="normal" style:font-weight-complex="normal"/>
    </style:style>
    <style:style style:name="T27" style:family="text">
      <style:text-properties fo:font-style="normal" fo:font-weight="normal" officeooo:rsid="001a4165" style:font-style-asian="normal" style:font-weight-asian="normal" style:font-style-complex="normal" style:font-weight-complex="normal"/>
    </style:style>
    <style:style style:name="T28" style:family="text">
      <style:text-properties fo:font-style="normal" fo:font-weight="normal" officeooo:rsid="001bd2a3" style:font-style-asian="normal" style:font-weight-asian="normal" style:font-style-complex="normal" style:font-weight-complex="normal"/>
    </style:style>
    <style:style style:name="T29" style:family="text">
      <style:text-properties fo:font-style="normal" fo:font-weight="normal" officeooo:rsid="001c5fa9" style:font-style-asian="normal" style:font-weight-asian="normal" style:font-style-complex="normal" style:font-weight-complex="normal"/>
    </style:style>
    <style:style style:name="T30" style:family="text">
      <style:text-properties fo:font-style="normal" fo:font-weight="normal" officeooo:rsid="001e5e86" style:font-style-asian="normal" style:font-weight-asian="normal" style:font-style-complex="normal" style:font-weight-complex="normal"/>
    </style:style>
    <style:style style:name="T31" style:family="text">
      <style:text-properties fo:font-style="normal" fo:font-weight="normal" officeooo:rsid="00217429" style:font-style-asian="normal" style:font-weight-asian="normal" style:font-style-complex="normal" style:font-weight-complex="normal"/>
    </style:style>
    <style:style style:name="T32" style:family="text">
      <style:text-properties fo:font-style="normal" fo:font-weight="normal" officeooo:rsid="00223d3f" style:font-style-asian="normal" style:font-weight-asian="normal" style:font-style-complex="normal" style:font-weight-complex="normal"/>
    </style:style>
    <style:style style:name="T33" style:family="text">
      <style:text-properties fo:font-style="italic" style:font-style-asian="italic"/>
    </style:style>
    <style:style style:name="T34" style:family="text">
      <style:text-properties fo:font-style="italic" fo:font-weight="normal" officeooo:rsid="001464b0" style:font-style-asian="italic" style:font-weight-asian="normal" style:font-style-complex="italic" style:font-weight-complex="normal"/>
    </style:style>
    <style:style style:name="T35" style:family="text">
      <style:text-properties fo:font-style="italic" fo:font-weight="normal" officeooo:rsid="0015f166" style:font-style-asian="italic" style:font-weight-asian="normal" style:font-style-complex="italic" style:font-weight-complex="normal"/>
    </style:style>
    <style:style style:name="T36" style:family="text">
      <style:text-properties fo:font-style="italic" fo:font-weight="normal" officeooo:rsid="001a4165" style:font-style-asian="italic" style:font-weight-asian="normal" style:font-style-complex="italic" style:font-weight-complex="normal"/>
    </style:style>
    <style:style style:name="T37" style:family="text">
      <style:text-properties style:font-style-asian="italic"/>
    </style:style>
    <style:style style:name="T38" style:family="text">
      <style:text-properties officeooo:rsid="001dff07"/>
    </style:style>
    <style:style style:name="T39" style:family="text">
      <style:text-properties officeooo:rsid="00211f36"/>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Codifying Discrepancies among MEDLINE Platforms to Advance Instruction and Practice</text:h>
      <text:h text:style-name="Heading_20_2" text:outline-level="2">Mini-Abstract</text:h>
      <text:p text:style-name="P5">MEDLINE is a<text:span text:style-name="T39">n essential</text:span> bibliographic database for health professionals and is an indispensable part of clinical care. Despite that one of MEDLINE’s <text:span text:style-name="T38">main features is its use of MeSH, in practice, MEDLINE is offered on a number of platforms and each of these platforms takes very different approaches to using MeSH and in indexing other database fields, leading to variations in search results among the platforms. This project is based on a longitudinal study of these platforms with the goal of outlining how they differ and to provide guidelines for their use by instructors, students, and practitioners.</text:span></text:p>
      <text:h text:style-name="Heading_20_2" text:outline-level="2">Introduction</text:h>
      <text:p text:style-name="Text_20_body"><text:span text:style-name="T1">MEDLINE is an essential, specialized bibliographic database for health and medical professionals. It is used as “a clinical care tool that health care professionals use to avoid adverse events, make changes to patient care, and answer clinical questions” </text:span><text:reference-mark-start text:name="ZOTERO_ITEM CSL_CITATION {&quot;citationID&quot;:&quot;WvZOco98&quot;,&quot;properties&quot;:{&quot;formattedCitation&quot;:&quot;(Dunn, Marshall, Wells, &amp; Backus, 2017)&quot;,&quot;plainCitation&quot;:&quot;(Dunn, Marshall, Wells, &amp; Backus, 2017)&quot;,&quot;noteIndex&quot;:0},&quot;citationItems&quot;:[{&quot;id&quot;:1708,&quot;uris&quot;:[&quot;http://zotero.org/users/1515/items/YUFURXKC&quot;],&quot;uri&quot;:[&quot;http://zotero.org/users/1515/items/YUFURXKC&quot;],&quot;itemData&quot;:{&quot;id&quot;:1708,&quot;type&quot;:&quot;article-journal&quot;,&quot;title&quot;:&quot;Examining the role of MEDLINE as a patient care information resource: an analysis of data from the Value of Libraries study&quot;,&quot;container-title&quot;:&quot;Journal of the Medical Library Association: JMLA&quot;,&quot;page&quot;:&quot;336&quot;,&quot;volume&quot;:&quot;105&quot;,&quot;issue&quot;:&quot;4&quot;,&quot;DOI&quot;:&quot;10.5195/jmla.2017.87&quot;,&quot;author&quot;:[{&quot;family&quot;:&quot;Dunn&quot;,&quot;given&quot;:&quot;Kathel&quot;},{&quot;family&quot;:&quot;Marshall&quot;,&quot;given&quot;:&quot;Joanne Gard&quot;},{&quot;family&quot;:&quot;Wells&quot;,&quot;given&quot;:&quot;Amber L&quot;},{&quot;family&quot;:&quot;Backus&quot;,&quot;given&quot;:&quot;Joyce EB&quot;}],&quot;issued&quot;:{&quot;date-parts&quot;:[[&quot;2017&quot;]]}}}],&quot;schema&quot;:&quot;https://github.com/citation-style-language/schema/raw/master/csl-citation.json&quot;} RNDvD5nwL6Eso"/><text:span text:style-name="T1">(Dunn, Marshall, Wells, &amp; Backus, 2017)</text:span><text:reference-mark-end text:name="ZOTERO_ITEM CSL_CITATION {&quot;citationID&quot;:&quot;WvZOco98&quot;,&quot;properties&quot;:{&quot;formattedCitation&quot;:&quot;(Dunn, Marshall, Wells, &amp; Backus, 2017)&quot;,&quot;plainCitation&quot;:&quot;(Dunn, Marshall, Wells, &amp; Backus, 2017)&quot;,&quot;noteIndex&quot;:0},&quot;citationItems&quot;:[{&quot;id&quot;:1708,&quot;uris&quot;:[&quot;http://zotero.org/users/1515/items/YUFURXKC&quot;],&quot;uri&quot;:[&quot;http://zotero.org/users/1515/items/YUFURXKC&quot;],&quot;itemData&quot;:{&quot;id&quot;:1708,&quot;type&quot;:&quot;article-journal&quot;,&quot;title&quot;:&quot;Examining the role of MEDLINE as a patient care information resource: an analysis of data from the Value of Libraries study&quot;,&quot;container-title&quot;:&quot;Journal of the Medical Library Association: JMLA&quot;,&quot;page&quot;:&quot;336&quot;,&quot;volume&quot;:&quot;105&quot;,&quot;issue&quot;:&quot;4&quot;,&quot;DOI&quot;:&quot;10.5195/jmla.2017.87&quot;,&quot;author&quot;:[{&quot;family&quot;:&quot;Dunn&quot;,&quot;given&quot;:&quot;Kathel&quot;},{&quot;family&quot;:&quot;Marshall&quot;,&quot;given&quot;:&quot;Joanne Gard&quot;},{&quot;family&quot;:&quot;Wells&quot;,&quot;given&quot;:&quot;Amber L&quot;},{&quot;family&quot;:&quot;Backus&quot;,&quot;given&quot;:&quot;Joyce EB&quot;}],&quot;issued&quot;:{&quot;date-parts&quot;:[[&quot;2017&quot;]]}}}],&quot;schema&quot;:&quot;https://github.com/citation-style-language/schema/raw/master/csl-citation.json&quot;} RNDvD5nwL6Eso"/><text:span text:style-name="T1">. MEDLINE and other sources are used to create products such as systematic reviews and these reviews are of higher quality when librarians and information specialists are involved in their production </text:span><text:reference-mark-start text:name="ZOTERO_ITEM CSL_CITATION {&quot;citationID&quot;:&quot;Ka1tN5Fa&quot;,&quot;properties&quot;:{&quot;formattedCitation&quot;:&quot;(Rethlefsen, Farrell, Trzasko, &amp; Brigham, 2015)&quot;,&quot;plainCitation&quot;:&quot;(Rethlefsen, Farrell, Trzasko, &amp; Brigham, 2015)&quot;,&quot;noteIndex&quot;:0},&quot;citationItems&quot;:[{&quot;id&quot;:1712,&quot;uris&quot;:[&quot;http://zotero.org/users/1515/items/HWGA3K5G&quot;],&quot;uri&quot;:[&quot;http://zotero.org/users/1515/items/HWGA3K5G&quot;],&quot;itemData&quot;:{&quot;id&quot;:1712,&quot;type&quot;:&quot;article-journal&quot;,&quot;title&quot;:&quot;Librarian co-authors correlated with higher quality reported search strategies in general internal medicine systematic reviews&quot;,&quot;container-title&quot;:&quot;Journal of clinical epidemiology&quot;,&quot;page&quot;:&quot;617–626&quot;,&quot;volume&quot;:&quot;68&quot;,&quot;issue&quot;:&quot;6&quot;,&quot;DOI&quot;:&quot;10.1016/j.jclinepi.2014.11.025&quot;,&quot;author&quot;:[{&quot;family&quot;:&quot;Rethlefsen&quot;,&quot;given&quot;:&quot;Melissa L&quot;},{&quot;family&quot;:&quot;Farrell&quot;,&quot;given&quot;:&quot;Ann M&quot;},{&quot;family&quot;:&quot;Trzasko&quot;,&quot;given&quot;:&quot;Leah C Osterhaus&quot;},{&quot;family&quot;:&quot;Brigham&quot;,&quot;given&quot;:&quot;Tara J&quot;}],&quot;issued&quot;:{&quot;date-parts&quot;:[[&quot;2015&quot;]]}}}],&quot;schema&quot;:&quot;https://github.com/citation-style-language/schema/raw/master/csl-citation.json&quot;} RNDk4To34I0Vn"/><text:span text:style-name="T1">(Rethlefsen, Farrell, Trzasko, &amp; Brigham, 2015)</text:span><text:reference-mark-end text:name="ZOTERO_ITEM CSL_CITATION {&quot;citationID&quot;:&quot;Ka1tN5Fa&quot;,&quot;properties&quot;:{&quot;formattedCitation&quot;:&quot;(Rethlefsen, Farrell, Trzasko, &amp; Brigham, 2015)&quot;,&quot;plainCitation&quot;:&quot;(Rethlefsen, Farrell, Trzasko, &amp; Brigham, 2015)&quot;,&quot;noteIndex&quot;:0},&quot;citationItems&quot;:[{&quot;id&quot;:1712,&quot;uris&quot;:[&quot;http://zotero.org/users/1515/items/HWGA3K5G&quot;],&quot;uri&quot;:[&quot;http://zotero.org/users/1515/items/HWGA3K5G&quot;],&quot;itemData&quot;:{&quot;id&quot;:1712,&quot;type&quot;:&quot;article-journal&quot;,&quot;title&quot;:&quot;Librarian co-authors correlated with higher quality reported search strategies in general internal medicine systematic reviews&quot;,&quot;container-title&quot;:&quot;Journal of clinical epidemiology&quot;,&quot;page&quot;:&quot;617–626&quot;,&quot;volume&quot;:&quot;68&quot;,&quot;issue&quot;:&quot;6&quot;,&quot;DOI&quot;:&quot;10.1016/j.jclinepi.2014.11.025&quot;,&quot;author&quot;:[{&quot;family&quot;:&quot;Rethlefsen&quot;,&quot;given&quot;:&quot;Melissa L&quot;},{&quot;family&quot;:&quot;Farrell&quot;,&quot;given&quot;:&quot;Ann M&quot;},{&quot;family&quot;:&quot;Trzasko&quot;,&quot;given&quot;:&quot;Leah C Osterhaus&quot;},{&quot;family&quot;:&quot;Brigham&quot;,&quot;given&quot;:&quot;Tara J&quot;}],&quot;issued&quot;:{&quot;date-parts&quot;:[[&quot;2015&quot;]]}}}],&quot;schema&quot;:&quot;https://github.com/citation-style-language/schema/raw/master/csl-citation.json&quot;} RNDk4To34I0Vn"/><text:span text:style-name="T1">. It seems that most systematic reviews are not created with the assistance of librarians or information specialists </text:span><text:reference-mark-start text:name="ZOTERO_ITEM CSL_CITATION {&quot;citationID&quot;:&quot;bjxgleUq&quot;,&quot;properties&quot;:{&quot;formattedCitation&quot;:&quot;(Rethlefsen et al., 2015)&quot;,&quot;plainCitation&quot;:&quot;(Rethlefsen et al., 2015)&quot;,&quot;noteIndex&quot;:0},&quot;citationItems&quot;:[{&quot;id&quot;:1712,&quot;uris&quot;:[&quot;http://zotero.org/users/1515/items/HWGA3K5G&quot;],&quot;uri&quot;:[&quot;http://zotero.org/users/1515/items/HWGA3K5G&quot;],&quot;itemData&quot;:{&quot;id&quot;:1712,&quot;type&quot;:&quot;article-journal&quot;,&quot;title&quot;:&quot;Librarian co-authors correlated with higher quality reported search strategies in general internal medicine systematic reviews&quot;,&quot;container-title&quot;:&quot;Journal of clinical epidemiology&quot;,&quot;page&quot;:&quot;617–626&quot;,&quot;volume&quot;:&quot;68&quot;,&quot;issue&quot;:&quot;6&quot;,&quot;DOI&quot;:&quot;10.1016/j.jclinepi.2014.11.025&quot;,&quot;author&quot;:[{&quot;family&quot;:&quot;Rethlefsen&quot;,&quot;given&quot;:&quot;Melissa L&quot;},{&quot;family&quot;:&quot;Farrell&quot;,&quot;given&quot;:&quot;Ann M&quot;},{&quot;family&quot;:&quot;Trzasko&quot;,&quot;given&quot;:&quot;Leah C Osterhaus&quot;},{&quot;family&quot;:&quot;Brigham&quot;,&quot;given&quot;:&quot;Tara J&quot;}],&quot;issued&quot;:{&quot;date-parts&quot;:[[&quot;2015&quot;]]}}}],&quot;schema&quot;:&quot;https://github.com/citation-style-language/schema/raw/master/csl-citation.json&quot;} RNDb6BmxAuxnn"/><text:span text:style-name="T1">(Rethlefsen et al., 2015)</text:span><text:reference-mark-end text:name="ZOTERO_ITEM CSL_CITATION {&quot;citationID&quot;:&quot;bjxgleUq&quot;,&quot;properties&quot;:{&quot;formattedCitation&quot;:&quot;(Rethlefsen et al., 2015)&quot;,&quot;plainCitation&quot;:&quot;(Rethlefsen et al., 2015)&quot;,&quot;noteIndex&quot;:0},&quot;citationItems&quot;:[{&quot;id&quot;:1712,&quot;uris&quot;:[&quot;http://zotero.org/users/1515/items/HWGA3K5G&quot;],&quot;uri&quot;:[&quot;http://zotero.org/users/1515/items/HWGA3K5G&quot;],&quot;itemData&quot;:{&quot;id&quot;:1712,&quot;type&quot;:&quot;article-journal&quot;,&quot;title&quot;:&quot;Librarian co-authors correlated with higher quality reported search strategies in general internal medicine systematic reviews&quot;,&quot;container-title&quot;:&quot;Journal of clinical epidemiology&quot;,&quot;page&quot;:&quot;617–626&quot;,&quot;volume&quot;:&quot;68&quot;,&quot;issue&quot;:&quot;6&quot;,&quot;DOI&quot;:&quot;10.1016/j.jclinepi.2014.11.025&quot;,&quot;author&quot;:[{&quot;family&quot;:&quot;Rethlefsen&quot;,&quot;given&quot;:&quot;Melissa L&quot;},{&quot;family&quot;:&quot;Farrell&quot;,&quot;given&quot;:&quot;Ann M&quot;},{&quot;family&quot;:&quot;Trzasko&quot;,&quot;given&quot;:&quot;Leah C Osterhaus&quot;},{&quot;family&quot;:&quot;Brigham&quot;,&quot;given&quot;:&quot;Tara J&quot;}],&quot;issued&quot;:{&quot;date-parts&quot;:[[&quot;2015&quot;]]}}}],&quot;schema&quot;:&quot;https://github.com/citation-style-language/schema/raw/master/csl-citation.json&quot;} RNDb6BmxAuxnn"/><text:span text:style-name="T1">, which may be why systematic reviews as a research design are coming under increased criticism for being misleading, redundant, not useful, or statistically problematic </text:span><text:reference-mark-start text:name="ZOTERO_ITEM CSL_CITATION {&quot;citationID&quot;:&quot;w3KMqOdw&quot;,&quot;properties&quot;:{&quot;formattedCitation&quot;:&quot;(Annane, Jaeschke, &amp; Guyatt, 2018; Chevret, Ferguson, &amp; Bellomo, 2018; Elsner, 2018; Ioannidis, 2016)&quot;,&quot;plainCitation&quot;:&quot;(Annane, Jaeschke, &amp; Guyatt, 2018; Chevret, Ferguson, &amp; Bellomo, 2018; Elsner, 2018; Ioannidis, 2016)&quot;,&quot;noteIndex&quot;:0},&quot;citationItems&quot;:[{&quot;id&quot;:1838,&quot;uris&quot;:[&quot;http://zotero.org/users/1515/items/RPH9TT4I&quot;],&quot;uri&quot;:[&quot;http://zotero.org/users/1515/items/RPH9TT4I&quot;],&quot;itemData&quot;:{&quot;id&quot;:1838,&quot;type&quot;:&quot;article-journal&quot;,&quot;title&quot;:&quot;Are systematic reviews and meta-analyses still useful research? Yes&quot;,&quot;container-title&quot;:&quot;Intensive Care Medicine&quot;,&quot;page&quot;:&quot;512-514&quot;,&quot;volume&quot;:&quot;44&quot;,&quot;issue&quot;:&quot;4&quot;,&quot;source&quot;:&quot;PubMed&quot;,&quot;DOI&quot;:&quot;10.1007/s00134-018-5102-3&quot;,&quot;ISSN&quot;:&quot;1432-1238&quot;,&quot;note&quot;:&quot;PMID: 29663046&quot;,&quot;shortTitle&quot;:&quot;Are systematic reviews and meta-analyses still useful research?&quot;,&quot;journalAbbreviation&quot;:&quot;Intensive Care Med&quot;,&quot;language&quot;:&quot;eng&quot;,&quot;author&quot;:[{&quot;family&quot;:&quot;Annane&quot;,&quot;given&quot;:&quot;Djillali&quot;},{&quot;family&quot;:&quot;Jaeschke&quot;,&quot;given&quot;:&quot;Roman&quot;},{&quot;family&quot;:&quot;Guyatt&quot;,&quot;given&quot;:&quot;Gordon&quot;}],&quot;issued&quot;:{&quot;date-parts&quot;:[[&quot;2018&quot;]]}}},{&quot;id&quot;:1842,&quot;uris&quot;:[&quot;http://zotero.org/users/1515/items/6XD9S8PQ&quot;],&quot;uri&quot;:[&quot;http://zotero.org/users/1515/items/6XD9S8PQ&quot;],&quot;itemData&quot;:{&quot;id&quot;:1842,&quot;type&quot;:&quot;article-journal&quot;,&quot;title&quot;:&quot;Are systematic reviews and meta-analyses still useful research? No&quot;,&quot;container-title&quot;:&quot;Intensive Care Medicine&quot;,&quot;page&quot;:&quot;515-517&quot;,&quot;volume&quot;:&quot;44&quot;,&quot;issue&quot;:&quot;4&quot;,&quot;source&quot;:&quot;PubMed&quot;,&quot;DOI&quot;:&quot;10.1007/s00134-018-5066-3&quot;,&quot;ISSN&quot;:&quot;1432-1238&quot;,&quot;note&quot;:&quot;PMID: 29663047&quot;,&quot;shortTitle&quot;:&quot;Are systematic reviews and meta-analyses still useful research?&quot;,&quot;journalAbbreviation&quot;:&quot;Intensive Care Med&quot;,&quot;language&quot;:&quot;eng&quot;,&quot;author&quot;:[{&quot;family&quot;:&quot;Chevret&quot;,&quot;given&quot;:&quot;Sylvie&quot;},{&quot;family&quot;:&quot;Ferguson&quot;,&quot;given&quot;:&quot;Niall D.&quot;},{&quot;family&quot;:&quot;Bellomo&quot;,&quot;given&quot;:&quot;Rinaldo&quot;}],&quot;issued&quot;:{&quot;date-parts&quot;:[[&quot;2018&quot;]]}}},{&quot;id&quot;:1825,&quot;uris&quot;:[&quot;http://zotero.org/users/1515/items/5NN2VAZW&quot;],&quot;uri&quot;:[&quot;http://zotero.org/users/1515/items/5NN2VAZW&quot;],&quot;itemData&quot;:{&quot;id&quot;:1825,&quot;type&quot;:&quot;article-journal&quot;,&quot;title&quot;:&quot;Systematic reviews for informing clinical practice&quot;,&quot;container-title&quot;:&quot;Physiotherapy Research International: The Journal for Researchers and Clinicians in Physical Therapy&quot;,&quot;volume&quot;:&quot;23&quot;,&quot;issue&quot;:&quot;1&quot;,&quot;source&quot;:&quot;PubMed&quot;,&quot;DOI&quot;:&quot;10.1002/pri.1703&quot;,&quot;ISSN&quot;:&quot;1471-2865&quot;,&quot;note&quot;:&quot;PMID: 29292562&quot;,&quot;journalAbbreviation&quot;:&quot;Physiother Res Int&quot;,&quot;language&quot;:&quot;eng&quot;,&quot;author&quot;:[{&quot;family&quot;:&quot;Elsner&quot;,&quot;given&quot;:&quot;Bernhard&quot;}],&quot;issued&quot;:{&quot;date-parts&quot;:[[&quot;2018&quot;]]}}},{&quot;id&quot;:2160,&quot;uris&quot;:[&quot;http://zotero.org/users/1515/items/6YPKMLHS&quot;],&quot;uri&quot;:[&quot;http://zotero.org/users/1515/items/6YPKMLHS&quot;],&quot;itemData&quot;:{&quot;id&quot;:2160,&quot;type&quot;:&quot;article-journal&quot;,&quot;title&quot;:&quot;The Mass Production of Redundant, Misleading, and Conflicted Systematic Reviews and Meta-analyses&quot;,&quot;container-title&quot;:&quot;The Milbank Quarterly&quot;,&quot;page&quot;:&quot;485-514&quot;,&quot;volume&quot;:&quot;94&quot;,&quot;issue&quot;:&quot;3&quot;,&quot;source&quot;:&quot;Wiley Online Library&quot;,&quot;abstract&quot;:&quot;Policy Points: Currently, there is massive production of unnecessary, misleading, and conflicted systematic reviews and meta-analyses. Instead of promoting evidence-based medicine and health care, these instruments often serve mostly as easily produced publishable units or marketing tools. Suboptimal systematic reviews and meta-analyses can be harmful given the major prestige and influence these types of studies have acquired. The publication of systematic reviews and meta-analyses should be realigned to remove biases and vested interests and to integrate them better with the primary production of evidence. Context Currently, most systematic reviews and meta-analyses are done retrospectively with fragmented published information. This article aims to explore the growth of published systematic reviews and meta-analyses and to estimate how often they are redundant, misleading, or serving conflicted interests. Methods Data included information from PubMed surveys and from empirical evaluations of meta-analyses. Findings Publication of systematic reviews and meta-analyses has increased rapidly. In the period January 1, 1986, to December 4, 2015, PubMed tags 266,782 items as “systematic reviews” and 58,611 as “meta-analyses.” Annual publications between 1991 and 2014 increased 2,728% for systematic reviews and 2,635% for meta-analyses versus only 153% for all PubMed-indexed items. Currently, probably more systematic reviews of trials than new randomized trials are published annually. Most topics addressed by meta-analyses of randomized trials have overlapping, redundant meta-analyses; same-topic meta-analyses may exceed 20 sometimes. Some fields produce massive numbers of meta-analyses; for example, 185 meta-analyses of antidepressants for depression were published between 2007 and 2014. These meta-analyses are often produced either by industry employees or by authors with industry ties and results are aligned with sponsor interests. China has rapidly become the most prolific producer of English-language, PubMed-indexed meta-analyses. The most massive presence of Chinese meta-analyses is on genetic associations (63% of global production in 2014), where almost all results are misleading since they combine fragmented information from mostly abandoned era of candidate genes. Furthermore, many contracting companies working on evidence synthesis receive industry contracts to produce meta-analyses, many of which probably remain unpublished. Many other meta-analyses have serious flaws. Of the remaining, most have weak or insufficient evidence to inform decision making. Few systematic reviews and meta-analyses are both non-misleading and useful. Conclusions The production of systematic reviews and meta-analyses has reached epidemic proportions. Possibly, the large majority of produced systematic reviews and meta-analyses are unnecessary, misleading, and/or conflicted.&quot;,&quot;URL&quot;:&quot;http://onlinelibrary.wiley.com/doi/abs/10.1111/1468-0009.12210&quot;,&quot;DOI&quot;:&quot;10.1111/1468-0009.12210&quot;,&quot;ISSN&quot;:&quot;1468-0009&quot;,&quot;language&quot;:&quot;en&quot;,&quot;author&quot;:[{&quot;family&quot;:&quot;Ioannidis&quot;,&quot;given&quot;:&quot;John P. A.&quot;}],&quot;issued&quot;:{&quot;date-parts&quot;:[[&quot;2016&quot;]]},&quot;accessed&quot;:{&quot;date-parts&quot;:[[&quot;2019&quot;,3,14]]}}}],&quot;schema&quot;:&quot;https://github.com/citation-style-language/schema/raw/master/csl-citation.json&quot;} RNDNRorBfJpVg"/><text:span text:style-name="T1">(Annane, Jaeschke, &amp; Guyatt, 2018; Chevret, Ferguson, &amp; Bellomo, 2018; Elsner, 2018; Ioannidis, 2016)</text:span><text:reference-mark-end text:name="ZOTERO_ITEM CSL_CITATION {&quot;citationID&quot;:&quot;w3KMqOdw&quot;,&quot;properties&quot;:{&quot;formattedCitation&quot;:&quot;(Annane, Jaeschke, &amp; Guyatt, 2018; Chevret, Ferguson, &amp; Bellomo, 2018; Elsner, 2018; Ioannidis, 2016)&quot;,&quot;plainCitation&quot;:&quot;(Annane, Jaeschke, &amp; Guyatt, 2018; Chevret, Ferguson, &amp; Bellomo, 2018; Elsner, 2018; Ioannidis, 2016)&quot;,&quot;noteIndex&quot;:0},&quot;citationItems&quot;:[{&quot;id&quot;:1838,&quot;uris&quot;:[&quot;http://zotero.org/users/1515/items/RPH9TT4I&quot;],&quot;uri&quot;:[&quot;http://zotero.org/users/1515/items/RPH9TT4I&quot;],&quot;itemData&quot;:{&quot;id&quot;:1838,&quot;type&quot;:&quot;article-journal&quot;,&quot;title&quot;:&quot;Are systematic reviews and meta-analyses still useful research? Yes&quot;,&quot;container-title&quot;:&quot;Intensive Care Medicine&quot;,&quot;page&quot;:&quot;512-514&quot;,&quot;volume&quot;:&quot;44&quot;,&quot;issue&quot;:&quot;4&quot;,&quot;source&quot;:&quot;PubMed&quot;,&quot;DOI&quot;:&quot;10.1007/s00134-018-5102-3&quot;,&quot;ISSN&quot;:&quot;1432-1238&quot;,&quot;note&quot;:&quot;PMID: 29663046&quot;,&quot;shortTitle&quot;:&quot;Are systematic reviews and meta-analyses still useful research?&quot;,&quot;journalAbbreviation&quot;:&quot;Intensive Care Med&quot;,&quot;language&quot;:&quot;eng&quot;,&quot;author&quot;:[{&quot;family&quot;:&quot;Annane&quot;,&quot;given&quot;:&quot;Djillali&quot;},{&quot;family&quot;:&quot;Jaeschke&quot;,&quot;given&quot;:&quot;Roman&quot;},{&quot;family&quot;:&quot;Guyatt&quot;,&quot;given&quot;:&quot;Gordon&quot;}],&quot;issued&quot;:{&quot;date-parts&quot;:[[&quot;2018&quot;]]}}},{&quot;id&quot;:1842,&quot;uris&quot;:[&quot;http://zotero.org/users/1515/items/6XD9S8PQ&quot;],&quot;uri&quot;:[&quot;http://zotero.org/users/1515/items/6XD9S8PQ&quot;],&quot;itemData&quot;:{&quot;id&quot;:1842,&quot;type&quot;:&quot;article-journal&quot;,&quot;title&quot;:&quot;Are systematic reviews and meta-analyses still useful research? No&quot;,&quot;container-title&quot;:&quot;Intensive Care Medicine&quot;,&quot;page&quot;:&quot;515-517&quot;,&quot;volume&quot;:&quot;44&quot;,&quot;issue&quot;:&quot;4&quot;,&quot;source&quot;:&quot;PubMed&quot;,&quot;DOI&quot;:&quot;10.1007/s00134-018-5066-3&quot;,&quot;ISSN&quot;:&quot;1432-1238&quot;,&quot;note&quot;:&quot;PMID: 29663047&quot;,&quot;shortTitle&quot;:&quot;Are systematic reviews and meta-analyses still useful research?&quot;,&quot;journalAbbreviation&quot;:&quot;Intensive Care Med&quot;,&quot;language&quot;:&quot;eng&quot;,&quot;author&quot;:[{&quot;family&quot;:&quot;Chevret&quot;,&quot;given&quot;:&quot;Sylvie&quot;},{&quot;family&quot;:&quot;Ferguson&quot;,&quot;given&quot;:&quot;Niall D.&quot;},{&quot;family&quot;:&quot;Bellomo&quot;,&quot;given&quot;:&quot;Rinaldo&quot;}],&quot;issued&quot;:{&quot;date-parts&quot;:[[&quot;2018&quot;]]}}},{&quot;id&quot;:1825,&quot;uris&quot;:[&quot;http://zotero.org/users/1515/items/5NN2VAZW&quot;],&quot;uri&quot;:[&quot;http://zotero.org/users/1515/items/5NN2VAZW&quot;],&quot;itemData&quot;:{&quot;id&quot;:1825,&quot;type&quot;:&quot;article-journal&quot;,&quot;title&quot;:&quot;Systematic reviews for informing clinical practice&quot;,&quot;container-title&quot;:&quot;Physiotherapy Research International: The Journal for Researchers and Clinicians in Physical Therapy&quot;,&quot;volume&quot;:&quot;23&quot;,&quot;issue&quot;:&quot;1&quot;,&quot;source&quot;:&quot;PubMed&quot;,&quot;DOI&quot;:&quot;10.1002/pri.1703&quot;,&quot;ISSN&quot;:&quot;1471-2865&quot;,&quot;note&quot;:&quot;PMID: 29292562&quot;,&quot;journalAbbreviation&quot;:&quot;Physiother Res Int&quot;,&quot;language&quot;:&quot;eng&quot;,&quot;author&quot;:[{&quot;family&quot;:&quot;Elsner&quot;,&quot;given&quot;:&quot;Bernhard&quot;}],&quot;issued&quot;:{&quot;date-parts&quot;:[[&quot;2018&quot;]]}}},{&quot;id&quot;:2160,&quot;uris&quot;:[&quot;http://zotero.org/users/1515/items/6YPKMLHS&quot;],&quot;uri&quot;:[&quot;http://zotero.org/users/1515/items/6YPKMLHS&quot;],&quot;itemData&quot;:{&quot;id&quot;:2160,&quot;type&quot;:&quot;article-journal&quot;,&quot;title&quot;:&quot;The Mass Production of Redundant, Misleading, and Conflicted Systematic Reviews and Meta-analyses&quot;,&quot;container-title&quot;:&quot;The Milbank Quarterly&quot;,&quot;page&quot;:&quot;485-514&quot;,&quot;volume&quot;:&quot;94&quot;,&quot;issue&quot;:&quot;3&quot;,&quot;source&quot;:&quot;Wiley Online Library&quot;,&quot;abstract&quot;:&quot;Policy Points: Currently, there is massive production of unnecessary, misleading, and conflicted systematic reviews and meta-analyses. Instead of promoting evidence-based medicine and health care, these instruments often serve mostly as easily produced publishable units or marketing tools. Suboptimal systematic reviews and meta-analyses can be harmful given the major prestige and influence these types of studies have acquired. The publication of systematic reviews and meta-analyses should be realigned to remove biases and vested interests and to integrate them better with the primary production of evidence. Context Currently, most systematic reviews and meta-analyses are done retrospectively with fragmented published information. This article aims to explore the growth of published systematic reviews and meta-analyses and to estimate how often they are redundant, misleading, or serving conflicted interests. Methods Data included information from PubMed surveys and from empirical evaluations of meta-analyses. Findings Publication of systematic reviews and meta-analyses has increased rapidly. In the period January 1, 1986, to December 4, 2015, PubMed tags 266,782 items as “systematic reviews” and 58,611 as “meta-analyses.” Annual publications between 1991 and 2014 increased 2,728% for systematic reviews and 2,635% for meta-analyses versus only 153% for all PubMed-indexed items. Currently, probably more systematic reviews of trials than new randomized trials are published annually. Most topics addressed by meta-analyses of randomized trials have overlapping, redundant meta-analyses; same-topic meta-analyses may exceed 20 sometimes. Some fields produce massive numbers of meta-analyses; for example, 185 meta-analyses of antidepressants for depression were published between 2007 and 2014. These meta-analyses are often produced either by industry employees or by authors with industry ties and results are aligned with sponsor interests. China has rapidly become the most prolific producer of English-language, PubMed-indexed meta-analyses. The most massive presence of Chinese meta-analyses is on genetic associations (63% of global production in 2014), where almost all results are misleading since they combine fragmented information from mostly abandoned era of candidate genes. Furthermore, many contracting companies working on evidence synthesis receive industry contracts to produce meta-analyses, many of which probably remain unpublished. Many other meta-analyses have serious flaws. Of the remaining, most have weak or insufficient evidence to inform decision making. Few systematic reviews and meta-analyses are both non-misleading and useful. Conclusions The production of systematic reviews and meta-analyses has reached epidemic proportions. Possibly, the large majority of produced systematic reviews and meta-analyses are unnecessary, misleading, and/or conflicted.&quot;,&quot;URL&quot;:&quot;http://onlinelibrary.wiley.com/doi/abs/10.1111/1468-0009.12210&quot;,&quot;DOI&quot;:&quot;10.1111/1468-0009.12210&quot;,&quot;ISSN&quot;:&quot;1468-0009&quot;,&quot;language&quot;:&quot;en&quot;,&quot;author&quot;:[{&quot;family&quot;:&quot;Ioannidis&quot;,&quot;given&quot;:&quot;John P. A.&quot;}],&quot;issued&quot;:{&quot;date-parts&quot;:[[&quot;2016&quot;]]},&quot;accessed&quot;:{&quot;date-parts&quot;:[[&quot;2019&quot;,3,14]]}}}],&quot;schema&quot;:&quot;https://github.com/citation-style-language/schema/raw/master/csl-citation.json&quot;} RNDNRorBfJpVg"/><text:span text:style-name="T1">. This also means that it is important to teach students in library and information science (LIS) programs how to use MEDLINE and other health, medical, and bioinformatic databases if librarians are to continue to contribute to and advance this type of research.</text:span></text:p>
      <text:p text:style-name="P1"><text:span text:style-name="T1">One of the main advantages that MEDLINE offers is the ability to search using Medical Subject Headings (MeSH). MeSH itself is organized as a tree-like thesaurus and contains sixteen branches or main categories </text:span><text:reference-mark-start text:name="ZOTERO_ITEM CSL_CITATION {&quot;citationID&quot;:&quot;OxyABhWu&quot;,&quot;properties&quot;:{&quot;formattedCitation&quot;:&quot;(Chan &amp; Salaba, 2016)&quot;,&quot;plainCitation&quot;:&quot;(Chan &amp; Salaba, 2016)&quot;,&quot;noteIndex&quot;:0},&quot;citationItems&quot;:[{&quot;id&quot;:2155,&quot;uris&quot;:[&quot;http://zotero.org/users/1515/items/XJ98DCVE&quot;],&quot;uri&quot;:[&quot;http://zotero.org/users/1515/items/XJ98DCVE&quot;],&quot;itemData&quot;:{&quot;id&quot;:2155,&quot;type&quot;:&quot;book&quot;,&quot;title&quot;:&quot;Cataloging and classification an introduction&quot;,&quot;publisher&quot;:&quot;Rowman &amp; Littlefield Publishers, Inc.&quot;,&quot;publisher-place&quot;:&quot;Lanham, Md&quot;,&quot;source&quot;:&quot;Open WorldCat&quot;,&quot;event-place&quot;:&quot;Lanham, Md&quot;,&quot;ISBN&quot;:&quot;978-1-4422-3248-8&quot;,&quot;note&quot;:&quot;OCLC: 980891931&quot;,&quot;language&quot;:&quot;English&quot;,&quot;author&quot;:[{&quot;family&quot;:&quot;Chan&quot;,&quot;given&quot;:&quot;Lois Mai&quot;},{&quot;family&quot;:&quot;Salaba&quot;,&quot;given&quot;:&quot;Athena&quot;}],&quot;issued&quot;:{&quot;date-parts&quot;:[[&quot;2016&quot;]]}}}],&quot;schema&quot;:&quot;https://github.com/citation-style-language/schema/raw/master/csl-citation.json&quot;} RNDwlwUdFccAN"/><text:span text:style-name="T1">(Chan &amp; Salaba, 2016)</text:span><text:reference-mark-end text:name="ZOTERO_ITEM CSL_CITATION {&quot;citationID&quot;:&quot;OxyABhWu&quot;,&quot;properties&quot;:{&quot;formattedCitation&quot;:&quot;(Chan &amp; Salaba, 2016)&quot;,&quot;plainCitation&quot;:&quot;(Chan &amp; Salaba, 2016)&quot;,&quot;noteIndex&quot;:0},&quot;citationItems&quot;:[{&quot;id&quot;:2155,&quot;uris&quot;:[&quot;http://zotero.org/users/1515/items/XJ98DCVE&quot;],&quot;uri&quot;:[&quot;http://zotero.org/users/1515/items/XJ98DCVE&quot;],&quot;itemData&quot;:{&quot;id&quot;:2155,&quot;type&quot;:&quot;book&quot;,&quot;title&quot;:&quot;Cataloging and classification an introduction&quot;,&quot;publisher&quot;:&quot;Rowman &amp; Littlefield Publishers, Inc.&quot;,&quot;publisher-place&quot;:&quot;Lanham, Md&quot;,&quot;source&quot;:&quot;Open WorldCat&quot;,&quot;event-place&quot;:&quot;Lanham, Md&quot;,&quot;ISBN&quot;:&quot;978-1-4422-3248-8&quot;,&quot;note&quot;:&quot;OCLC: 980891931&quot;,&quot;language&quot;:&quot;English&quot;,&quot;author&quot;:[{&quot;family&quot;:&quot;Chan&quot;,&quot;given&quot;:&quot;Lois Mai&quot;},{&quot;family&quot;:&quot;Salaba&quot;,&quot;given&quot;:&quot;Athena&quot;}],&quot;issued&quot;:{&quot;date-parts&quot;:[[&quot;2016&quot;]]}}}],&quot;schema&quot;:&quot;https://github.com/citation-style-language/schema/raw/master/csl-citation.json&quot;} RNDwlwUdFccAN"/><text:span text:style-name="T1">. MeSH headings may appear on a single branch of the tree or on multiple branches </text:span><text:reference-mark-start text:name="ZOTERO_ITEM CSL_CITATION {&quot;citationID&quot;:&quot;rLTWODRE&quot;,&quot;properties&quot;:{&quot;formattedCitation&quot;:&quot;(U.S. National Library of Medicine, n.d.)&quot;,&quot;plainCitation&quot;:&quot;(U.S. National Library of Medicine, n.d.)&quot;,&quot;noteIndex&quot;:0},&quot;citationItems&quot;:[{&quot;id&quot;:2152,&quot;uris&quot;:[&quot;http://zotero.org/users/1515/items/W67BA7PJ&quot;],&quot;uri&quot;:[&quot;http://zotero.org/users/1515/items/W67BA7PJ&quot;],&quot;itemData&quot;:{&quot;id&quot;:2152,&quot;type&quot;:&quot;webpage&quot;,&quot;title&quot;:&quot;The MeSH Tree Structure (continued)&quot;,&quot;container-title&quot;:&quot;PubMed Tutorial&quot;,&quot;genre&quot;:&quot;Training Material and Manuals&quot;,&quot;URL&quot;:&quot;https://www.nlm.nih.gov/bsd/disted/pubmedtutorial/015_025.html&quot;,&quot;language&quot;:&quot;eng&quot;,&quot;author&quot;:[{&quot;literal&quot;:&quot;U.S. National Library of Medicine&quot;}],&quot;accessed&quot;:{&quot;date-parts&quot;:[[&quot;2019&quot;,3,12]]}}}],&quot;schema&quot;:&quot;https://github.com/citation-style-language/schema/raw/master/csl-citation.json&quot;} RND3wKW7ya7Zo"/><text:span text:style-name="T1">(U.S. National Library of Medicine, n.d.)</text:span><text:reference-mark-end text:name="ZOTERO_ITEM CSL_CITATION {&quot;citationID&quot;:&quot;rLTWODRE&quot;,&quot;properties&quot;:{&quot;formattedCitation&quot;:&quot;(U.S. National Library of Medicine, n.d.)&quot;,&quot;plainCitation&quot;:&quot;(U.S. National Library of Medicine, n.d.)&quot;,&quot;noteIndex&quot;:0},&quot;citationItems&quot;:[{&quot;id&quot;:2152,&quot;uris&quot;:[&quot;http://zotero.org/users/1515/items/W67BA7PJ&quot;],&quot;uri&quot;:[&quot;http://zotero.org/users/1515/items/W67BA7PJ&quot;],&quot;itemData&quot;:{&quot;id&quot;:2152,&quot;type&quot;:&quot;webpage&quot;,&quot;title&quot;:&quot;The MeSH Tree Structure (continued)&quot;,&quot;container-title&quot;:&quot;PubMed Tutorial&quot;,&quot;genre&quot;:&quot;Training Material and Manuals&quot;,&quot;URL&quot;:&quot;https://www.nlm.nih.gov/bsd/disted/pubmedtutorial/015_025.html&quot;,&quot;language&quot;:&quot;eng&quot;,&quot;author&quot;:[{&quot;literal&quot;:&quot;U.S. National Library of Medicine&quot;}],&quot;accessed&quot;:{&quot;date-parts&quot;:[[&quot;2019&quot;,3,12]]}}}],&quot;schema&quot;:&quot;https://github.com/citation-style-language/schema/raw/master/csl-citation.json&quot;} RND3wKW7ya7Zo"/><text:span text:style-name="T1">. </text:span><text:span text:style-name="T5">This </text:span><text:span text:style-name="T10">aspect of the MeSH thesaurus </text:span><text:span text:style-name="T5">provides a way to increase </text:span><text:span text:style-name="T15">search </text:span><text:span text:style-name="T5">precision. </text:span><text:span text:style-name="T3">In theory, this type of </text:span><text:span text:style-name="T19">controlled vocabulary </text:span><text:span text:style-name="T12">provides a </text:span><text:span text:style-name="T6">complex, </text:span><text:span text:style-name="T3">powerful, </text:span><text:span text:style-name="T12">and predictable </text:span><text:span text:style-name="T3">information retrieval device. However, in practice, it becomes complicated because </text:span><text:span text:style-name="T4">MEDLINE is offered on </text:span><text:span text:style-name="T19">multiple </text:span><text:span text:style-name="T4">platforms including PubMed, ProQuest, EBSCOhost, Web of Science, and Ovid. </text:span><text:span text:style-name="T3">Each of these platforms provides a different interface to the MEDLINE records, and these interfaces offer different search functions and make different assumptions about how to search MeSH by default. For example, when searching a MeSH term in PubMed, the default is to automatically explode </text:span><text:soft-page-break/><text:span text:style-name="T3">and include all narrower terms </text:span><text:span text:style-name="T7">across all branches </text:span><text:span text:style-name="T3">in the search results. However, on other platforms, like ProQuest, EBSCOhost, and Web of Science, terms are not automatically exploded. </text:span><text:span text:style-name="T8">The implication is that queries that include only MeSH terms or MeSH terms in addition to other fields may return different records </text:span><text:span text:style-name="T19">and/</text:span><text:span text:style-name="T8">or different </text:span><text:span text:style-name="T19">counts </text:span><text:span text:style-name="T8">of records.</text:span></text:p>
      <text:p text:style-name="Text_20_body"><text:span text:style-name="T9">An additional complication is added because each platform </text:span><text:span text:style-name="T10">index</text:span><text:span text:style-name="T14">es</text:span><text:span text:style-name="T10"> fields </text:span><text:span text:style-name="T11">(author name fields, title fields, publication name fields, etc.)</text:span><text:span text:style-name="T10"> differently, </text:span><text:span text:style-name="T12">and this </text:span><text:span text:style-name="T10">may increase search result </text:span><text:span text:style-name="T18">variation</text:span><text:span text:style-name="T10"> when comparing queries across platforms. For example, PubMed applies automatic term mapping </text:span><text:reference-mark-start text:name="ZOTERO_ITEM CSL_CITATION {&quot;citationID&quot;:&quot;5miqus8m&quot;,&quot;properties&quot;:{&quot;formattedCitation&quot;:&quot;(U.S. National Library of Medicine, n.d.)&quot;,&quot;plainCitation&quot;:&quot;(U.S. National Library of Medicine, n.d.)&quot;,&quot;noteIndex&quot;:0},&quot;citationItems&quot;:[{&quot;id&quot;:2163,&quot;uris&quot;:[&quot;http://zotero.org/users/1515/items/9UEMTFXE&quot;],&quot;uri&quot;:[&quot;http://zotero.org/users/1515/items/9UEMTFXE&quot;],&quot;itemData&quot;:{&quot;id&quot;:2163,&quot;type&quot;:&quot;webpage&quot;,&quot;title&quot;:&quot;Automatic Term Mapping&quot;,&quot;container-title&quot;:&quot;PubMed Tutorial&quot;,&quot;genre&quot;:&quot;Training Material and Manuals&quot;,&quot;URL&quot;:&quot;https://www.nlm.nih.gov/bsd/disted/pubmedtutorial/020_040.html&quot;,&quot;shortTitle&quot;:&quot;Automatic Term Mapping&quot;,&quot;language&quot;:&quot;eng&quot;,&quot;author&quot;:[{&quot;literal&quot;:&quot;U.S. National Library of Medicine&quot;}],&quot;accessed&quot;:{&quot;date-parts&quot;:[[&quot;2019&quot;,3,14]]}}}],&quot;schema&quot;:&quot;https://github.com/citation-style-language/schema/raw/master/csl-citation.json&quot;} RNDKGfJZOtjG9"/><text:span text:style-name="T10">(U.S. National Library of Medicine, n.d.)</text:span><text:reference-mark-end text:name="ZOTERO_ITEM CSL_CITATION {&quot;citationID&quot;:&quot;5miqus8m&quot;,&quot;properties&quot;:{&quot;formattedCitation&quot;:&quot;(U.S. National Library of Medicine, n.d.)&quot;,&quot;plainCitation&quot;:&quot;(U.S. National Library of Medicine, n.d.)&quot;,&quot;noteIndex&quot;:0},&quot;citationItems&quot;:[{&quot;id&quot;:2163,&quot;uris&quot;:[&quot;http://zotero.org/users/1515/items/9UEMTFXE&quot;],&quot;uri&quot;:[&quot;http://zotero.org/users/1515/items/9UEMTFXE&quot;],&quot;itemData&quot;:{&quot;id&quot;:2163,&quot;type&quot;:&quot;webpage&quot;,&quot;title&quot;:&quot;Automatic Term Mapping&quot;,&quot;container-title&quot;:&quot;PubMed Tutorial&quot;,&quot;genre&quot;:&quot;Training Material and Manuals&quot;,&quot;URL&quot;:&quot;https://www.nlm.nih.gov/bsd/disted/pubmedtutorial/020_040.html&quot;,&quot;shortTitle&quot;:&quot;Automatic Term Mapping&quot;,&quot;language&quot;:&quot;eng&quot;,&quot;author&quot;:[{&quot;literal&quot;:&quot;U.S. National Library of Medicine&quot;}],&quot;accessed&quot;:{&quot;date-parts&quot;:[[&quot;2019&quot;,3,14]]}}}],&quot;schema&quot;:&quot;https://github.com/citation-style-language/schema/raw/master/csl-citation.json&quot;} RNDKGfJZOtjG9"/><text:span text:style-name="T10"> , which means that </text:span><text:span text:style-name="T11">uncontrolled terms are checked against multiple fields (or tables) when a query is executed. It is </text:span><text:span text:style-name="T17">not always </text:span><text:span text:style-name="T11">clear </text:span><text:span text:style-name="T17">from the documentation </text:span><text:span text:style-name="T11">how the other platforms index their fields. </text:span><text:span text:style-name="T18">Another issue </text:span><text:span text:style-name="T11">is that each platform offers different fields to search MEDLINE. For example, in </text:span><text:span text:style-name="T15">PubMed’s </text:span><text:span text:style-name="T11">MEDLINE, users may select among five different Date fields, including Date-Completion, Date-Create, Date-Entrez, Date-MeSH, Date-Modification, Date-Publication, but in </text:span><text:span text:style-name="T15">ProQuest’s </text:span><text:span text:style-name="T11">MEDLINE, there is only a single, </text:span><text:span text:style-name="T19">less defined </text:span><text:span text:style-name="T11">Date field.</text:span></text:p>
      <text:p text:style-name="P2"><text:span text:style-name="T13">Given the complexities introduced by the availability of multiple MEDLINE platforms, t</text:span><text:span text:style-name="T2">he purpose of this project is to examine why there are search result variations across the MEDLINE platforms </text:span><text:span text:style-name="T13">in order to understand the differences between </text:span><text:span text:style-name="T18">them </text:span><text:span text:style-name="T13">and to produce clear guidelines for their use </text:span><text:span text:style-name="T16">by </text:span><text:span text:style-name="T13">students in LIS programs, </text:span><text:span text:style-name="T16">for instructors teaching these platforms, </text:span><text:span text:style-name="T13">and for practitioners using the</text:span><text:span text:style-name="T16">m in the field</text:span><text:span text:style-name="T13">.</text:span></text:p>
      <text:h text:style-name="P8" text:outline-level="2">Project Background</text:h>
      <text:p text:style-name="P3"><text:span text:style-name="T2">We are conducting a longitudinal study </text:span><text:span text:style-name="T15">(October 2018 – September 2019) </text:span><text:span text:style-name="T2">of five MEDLINE platforms offered by PubMed, ProQuest, EBSCOhost, Ovid, and Web of Science. Our data includes 29 sets of search queries, </text:span><text:span text:style-name="T13">five queries per set for each of the platforms, </text:span><text:span text:style-name="T15">and is collected monthly</text:span><text:span text:style-name="T13">. The searches are designed to be semantically and logically equivalent to each other on a per set basis. For example, one search set is designed to search each platform for the MeSH </text:span><text:span text:style-name="T18">heading </text:span><text:span text:style-name="T34">neoplasms</text:span><text:span text:style-name="T23"> </text:span><text:span text:style-name="T24">only without exploding the term. </text:span><text:span text:style-name="T29">The search queries in the set differ only to match the <text:s/>syntax required by each of the platforms.</text:span></text:p>
      <text:p text:style-name="P4"><text:span text:style-name="T26">This paper will provide an overview of the longitudinal study </text:span><text:span text:style-name="T31">by focusing on selected </text:span><text:span text:style-name="T24">search sets in our study. One of these search sets includes a query that searches each platform for the MeSH term </text:span><text:span text:style-name="T35">neoplasms </text:span><text:span text:style-name="T23">AND the keyword </text:span><text:span text:style-name="T34">immune </text:span><text:span text:style-name="T23">AND limited by publication dates from 1950–2015. </text:span><text:span text:style-name="T24">This query has produced inconsistent results across the platforms but the result counts are small enough (range of 169 to 184 records across the five platforms) to allow us to download the records and inspect them closely.</text:span></text:p>
      <text:p text:style-name="P4"><text:span text:style-name="T27">In a preliminary analysis, we have found that one reason why there are differences in search results for equivalent queries is because the platforms index their records differently. For example, for the search described above, EBSCOhost’s MEDLINE returns 12 more records than PubMed’s MEDLINE because EBSCOhost indexes the references lists and the term </text:span><text:span text:style-name="T36">immune </text:span><text:soft-page-break/><text:span text:style-name="T27">appears in the names of journal titles that have been cited by the retrieved record but not anywhere else (e.g., title, abstract, headings). It is debatable whether </text:span><text:span text:style-name="T29">the appearance of a term in a journal title in a reference list </text:span><text:span text:style-name="T27">makes EBSCOhost’s approach </text:span><text:span text:style-name="T29">to retrieve that record </text:span><text:span text:style-name="T27">more or less relevant than PubMed’s approach, </text:span><text:span text:style-name="T28">but the implications are considerable when queries </text:span><text:span text:style-name="T30">can </text:span><text:span text:style-name="T28">retrieve thousands </text:span><text:span text:style-name="T30">or more </text:span><text:span text:style-name="T28">records and librarians, </text:span><text:span text:style-name="T32">information specialists, </text:span><text:span text:style-name="T28">and others need to sift through them to identify what is relevant. </text:span><text:span text:style-name="T25">We </text:span><text:span text:style-name="T29">will also discuss </text:span><text:span text:style-name="T25">the search records for queries that only include MeSH terms on single and multiple branches. </text:span><text:span text:style-name="T31">In these cases, </text:span><text:span text:style-name="T29">we have found that some platforms </text:span><text:span text:style-name="T30">take </text:span><text:span text:style-name="T29">divergent approaches to </text:span><text:span text:style-name="T30">these types of queries</text:span><text:span text:style-name="T29">.</text:span></text:p>
      <text:h text:style-name="Heading_20_2" text:outline-level="2">Discussion</text:h>
      <text:p text:style-name="Text_20_body"><text:span text:style-name="T25">Each of these platforms is producing results inconsistent with the others, </text:span><text:span text:style-name="T26">and it </text:span><text:span text:style-name="T31">is </text:span><text:span text:style-name="T25">not clear which platform is ideal for conducting systematic reviews or for providing an optimal “clinical care tool” </text:span><text:reference-mark-start text:name="ZOTERO_ITEM CSL_CITATION {&quot;citationID&quot;:&quot;oBye45AC&quot;,&quot;properties&quot;:{&quot;formattedCitation&quot;:&quot;(Dunn et al., 2017)&quot;,&quot;plainCitation&quot;:&quot;(Dunn et al., 2017)&quot;,&quot;noteIndex&quot;:0},&quot;citationItems&quot;:[{&quot;id&quot;:1708,&quot;uris&quot;:[&quot;http://zotero.org/users/1515/items/YUFURXKC&quot;],&quot;uri&quot;:[&quot;http://zotero.org/users/1515/items/YUFURXKC&quot;],&quot;itemData&quot;:{&quot;id&quot;:1708,&quot;type&quot;:&quot;article-journal&quot;,&quot;title&quot;:&quot;Examining the role of MEDLINE as a patient care information resource: an analysis of data from the Value of Libraries study&quot;,&quot;container-title&quot;:&quot;Journal of the Medical Library Association: JMLA&quot;,&quot;page&quot;:&quot;336&quot;,&quot;volume&quot;:&quot;105&quot;,&quot;issue&quot;:&quot;4&quot;,&quot;DOI&quot;:&quot;10.5195/jmla.2017.87&quot;,&quot;author&quot;:[{&quot;family&quot;:&quot;Dunn&quot;,&quot;given&quot;:&quot;Kathel&quot;},{&quot;family&quot;:&quot;Marshall&quot;,&quot;given&quot;:&quot;Joanne Gard&quot;},{&quot;family&quot;:&quot;Wells&quot;,&quot;given&quot;:&quot;Amber L&quot;},{&quot;family&quot;:&quot;Backus&quot;,&quot;given&quot;:&quot;Joyce EB&quot;}],&quot;issued&quot;:{&quot;date-parts&quot;:[[&quot;2017&quot;]]}}}],&quot;schema&quot;:&quot;https://github.com/citation-style-language/schema/raw/master/csl-citation.json&quot;} RNDBt28LE0y92"/><text:span text:style-name="T25">(Dunn et al., 2017)</text:span><text:reference-mark-end text:name="ZOTERO_ITEM CSL_CITATION {&quot;citationID&quot;:&quot;oBye45AC&quot;,&quot;properties&quot;:{&quot;formattedCitation&quot;:&quot;(Dunn et al., 2017)&quot;,&quot;plainCitation&quot;:&quot;(Dunn et al., 2017)&quot;,&quot;noteIndex&quot;:0},&quot;citationItems&quot;:[{&quot;id&quot;:1708,&quot;uris&quot;:[&quot;http://zotero.org/users/1515/items/YUFURXKC&quot;],&quot;uri&quot;:[&quot;http://zotero.org/users/1515/items/YUFURXKC&quot;],&quot;itemData&quot;:{&quot;id&quot;:1708,&quot;type&quot;:&quot;article-journal&quot;,&quot;title&quot;:&quot;Examining the role of MEDLINE as a patient care information resource: an analysis of data from the Value of Libraries study&quot;,&quot;container-title&quot;:&quot;Journal of the Medical Library Association: JMLA&quot;,&quot;page&quot;:&quot;336&quot;,&quot;volume&quot;:&quot;105&quot;,&quot;issue&quot;:&quot;4&quot;,&quot;DOI&quot;:&quot;10.5195/jmla.2017.87&quot;,&quot;author&quot;:[{&quot;family&quot;:&quot;Dunn&quot;,&quot;given&quot;:&quot;Kathel&quot;},{&quot;family&quot;:&quot;Marshall&quot;,&quot;given&quot;:&quot;Joanne Gard&quot;},{&quot;family&quot;:&quot;Wells&quot;,&quot;given&quot;:&quot;Amber L&quot;},{&quot;family&quot;:&quot;Backus&quot;,&quot;given&quot;:&quot;Joyce EB&quot;}],&quot;issued&quot;:{&quot;date-parts&quot;:[[&quot;2017&quot;]]}}}],&quot;schema&quot;:&quot;https://github.com/citation-style-language/schema/raw/master/csl-citation.json&quot;} RNDBt28LE0y92"/><text:span text:style-name="T25">, </text:span><text:span text:style-name="T26">even if such a thing as the latter exists. This research should lead to better guidelines on </text:span><text:span text:style-name="T28">the </text:span><text:span text:style-name="T26">selection and use </text:span><text:span text:style-name="T28">of these platforms </text:span><text:span text:style-name="T26">and provide evidence-based support for instructors who teach these systems in LIS programs.</text:span></text:p>
      <text:h text:style-name="P7" text:outline-level="2"><text:span text:style-name="T22">R</text:span><text:span text:style-name="T21">eferences</text:span></text:h>
      <text:section text:style-name="Sect1" text:name="ZOTERO_BIBL {&quot;uncited&quot;:[],&quot;omitted&quot;:[],&quot;custom&quot;:[]} CSL_BIBLIOGRAPHY RNDVbKplEgEir">
        <text:p text:style-name="Bibliography_20_1">Annane, D., Jaeschke, R., &amp; Guyatt, G. (2018). Are systematic reviews and meta-analyses still useful research? Yes. <text:span text:style-name="T33">Intensive Care Medicine</text:span>, <text:span text:style-name="T33">44</text:span>(4), 512–514. https://doi.org/10.1007/s00134-018-5102-3</text:p>
        <text:p text:style-name="Bibliography_20_1">Chan, L. M., &amp; Salaba, A. (2016). <text:span text:style-name="T33">Cataloging and classification an introduction</text:span>. Lanham, Md: Rowman &amp; Littlefield Publishers, Inc.</text:p>
        <text:p text:style-name="Bibliography_20_1">Chevret, S., Ferguson, N. D., &amp; Bellomo, R. (2018). Are systematic reviews and meta-analyses still useful research? No. <text:span text:style-name="T33">Intensive Care Medicine</text:span>, <text:span text:style-name="T33">44</text:span>(4), 515–517. https://doi.org/10.1007/s00134-018-5066-3</text:p>
        <text:p text:style-name="Bibliography_20_1">Dunn, K., Marshall, J. G., Wells, A. L., &amp; Backus, J. E. (2017). Examining the role of MEDLINE as a patient care information resource: an analysis of data from the Value of Libraries study. <text:span text:style-name="T33">Journal of the Medical Library Association: JMLA</text:span>, <text:span text:style-name="T33">105</text:span>(4), 336. https://doi.org/10.5195/jmla.2017.87</text:p>
        <text:p text:style-name="Bibliography_20_1"><text:soft-page-break/>Elsner, B. (2018). Systematic reviews for informing clinical practice. <text:span text:style-name="T33">Physiotherapy Research International: The Journal for Researchers and Clinicians in Physical Therapy</text:span>, <text:span text:style-name="T33">23</text:span>(1). https://doi.org/10.1002/pri.1703</text:p>
        <text:p text:style-name="Bibliography_20_1">Ioannidis, J. P. A. (2016). The Mass Production of Redundant, Misleading, and Conflicted Systematic Reviews and Meta-analyses. <text:span text:style-name="T33">The Milbank Quarterly</text:span>, <text:span text:style-name="T33">94</text:span>(3), 485–514. https://doi.org/10.1111/1468-0009.12210</text:p>
        <text:p text:style-name="Bibliography_20_1">Rethlefsen, M. L., Farrell, A. M., Trzasko, L. C. O., &amp; Brigham, T. J. (2015). Librarian co-authors correlated with higher quality reported search strategies in general internal medicine systematic reviews. <text:span text:style-name="T33">Journal of Clinical Epidemiology</text:span>, <text:span text:style-name="T33">68</text:span>(6), 617–626. https://doi.org/10.1016/j.jclinepi.2014.11.025</text:p>
        <text:p text:style-name="Bibliography_20_1">U.S. National Library of Medicine. (n.d.). Automatic Term Mapping [Training Material and Manuals]. Retrieved March 14, 2019, from https://www.nlm.nih.gov/bsd/disted/pubmedtutorial/020_040.html</text:p>
        <text:p text:style-name="Bibliography_20_1">U.S. National Library of Medicine. (n.d.). The MeSH Tree Structure (continued) [Training Material and Manuals]. Retrieved March 12, 2019, from https://www.nlm.nih.gov/bsd/disted/pubmedtutorial/015_025.html</text:p>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ibliography_20_1" style:display-name="Bibliography 1" style:family="paragraph" style:parent-style-name="Index" style:class="index">
      <style:paragraph-properties fo:margin-left="0.5in" fo:margin-right="0in" fo:margin-top="0in" fo:margin-bottom="0in" loext:contextual-spacing="false" style:line-height-at-least="0.3335in" fo:text-indent="-0.5in" style:auto-text-indent="false">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2T16:04:38.519895291</meta:creation-date>
    <dc:date>2019-03-14T14:47:04.440108562</dc:date>
    <meta:editing-duration>PT1H36M18S</meta:editing-duration>
    <meta:editing-cycles>17</meta:editing-cycles>
    <meta:generator>LibreOffice/6.0.7.3$Linux_X86_64 LibreOffice_project/00m0$Build-3</meta:generator>
    <meta:print-date>2019-03-14T13:19:19.291988845</meta:print-date>
    <meta:document-statistic meta:table-count="0" meta:image-count="0" meta:object-count="0" meta:page-count="4" meta:paragraph-count="24" meta:word-count="1359" meta:character-count="9213" meta:non-whitespace-character-count="7881"/>
    <meta:user-defined meta:name="ZOTERO_PREF_1">&lt;data data-version="3" zotero-version="5.0.62"&gt;&lt;session id="IiBKpKvf"/&gt;&lt;style id="http://www.zotero.org/styles/apa" locale="en-US" hasBibliography="1" bibliographyStyleHasBeenSet="1"/&gt;&lt;prefs&gt;&lt;pref name="fieldType" value="ReferenceMark"/&gt;&lt;/prefs&gt;&lt;/data&gt;</meta:user-defined>
  </office:meta>
</office:document-meta>
</file>